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19fc0b" style:font-weight-asian="bold" style:font-weight-complex="bold"/>
    </style:style>
    <style:style style:name="P2" style:family="paragraph" style:parent-style-name="Standard">
      <style:text-properties fo:font-weight="normal" officeooo:paragraph-rsid="0019fc0b" style:font-weight-asian="normal" style:font-weight-complex="normal"/>
    </style:style>
    <style:style style:name="P3" style:family="paragraph" style:parent-style-name="Heading_20_2">
      <style:text-properties officeooo:paragraph-rsid="001a7fad"/>
    </style:style>
    <style:style style:name="P4" style:family="paragraph" style:parent-style-name="Standard">
      <style:text-properties fo:font-weight="normal" officeooo:paragraph-rsid="0019fc0b" style:font-weight-asian="normal" style:font-weight-complex="normal"/>
    </style:style>
    <style:style style:name="P5" style:family="paragraph" style:parent-style-name="Standard">
      <style:text-properties fo:font-weight="normal" officeooo:rsid="001a7fad" officeooo:paragraph-rsid="001a7fad" style:font-weight-asian="normal" style:font-weight-complex="normal"/>
    </style:style>
    <style:style style:name="P6" style:family="paragraph" style:parent-style-name="Standard">
      <style:text-properties fo:font-weight="normal" officeooo:rsid="001bd26a" officeooo:paragraph-rsid="001bd26a" style:font-weight-asian="normal" style:font-weight-complex="normal"/>
    </style:style>
    <style:style style:name="P7" style:family="paragraph" style:parent-style-name="Text_20_body">
      <style:text-properties fo:font-style="italic" style:font-style-asian="italic" style:font-style-complex="italic"/>
    </style:style>
    <style:style style:name="P8" style:family="paragraph" style:parent-style-name="Text_20_body">
      <style:text-properties fo:font-style="normal" officeooo:rsid="001bd26a" officeooo:paragraph-rsid="001bd26a" style:font-style-asian="normal" style:font-style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Preguntas de investigación:</text:p>
      <text:p text:style-name="Standard"/>
      <text:h text:style-name="Heading_20_1" text:outline-level="1">A. Lenguajes de programación</text:h>
      <text:h text:style-name="Heading_20_2" text:outline-level="2">1. ¿Qué es ReactJS y AngularJS y para qué sirven?</text:h>
      <text:p text:style-name="P2"/>
      <text:p text:style-name="P5">Son frameworks de JavaScript que se utilizan para facilitar cosas a la hora de utilizarlo, en especifico, AngularJS se utiliza para crear aplicaciones web de estructura compleja, y ReactJS se utiliza más para diseño.</text:p>
      <text:h text:style-name="Heading_20_1" text:outline-level="1">B. Características de los lenguajes más difundidos</text:h>
      <text:h text:style-name="Heading_20_2" text:outline-level="2">2. ¿Cuál es el Lenguaje más utilizado en la actualidad?</text:h>
      <text:p text:style-name="P2"/>
      <text:p text:style-name="P5">Por lo que he encontrado en una búsqueda rápida, es JavaScript.</text:p>
      <text:h text:style-name="Heading_20_1" text:outline-level="1">C. Programación orientada a objetos (POO).</text:h>
      <text:h text:style-name="Heading_20_2" text:outline-level="2">3. ¿Qué es la programación orientada a componentes o, mejor dicho, los componentes en la POO?</text:h>
      <text:p text:style-name="P6">Es un estilo de programación dedicado a que, planteemos elementos dentro de un proyecto o entorno para resolver problemas que se nos plantean.</text:p>
      <text:p text:style-name="P6"/>
      <text:p text:style-name="P6">No sabría como explicarlo, pero, es rollo utilizar métodos y archivos, y a partir de ellos crear cosas, yo que se, a través de java orientado a objetos decides crear un perro y su una función propia que sea un método que haga que pueda generar un ladrido…</text:p>
      <text:p text:style-name="P6"/>
      <text:h text:style-name="P3" text:outline-level="2">4. Busca información sobre VB.NET y completa tus conocimientos. </text:h>
      <text:p text:style-name="P7">Visita la página de myfpschool.com y descubre sobre VB.NET.</text:p>
      <text:p text:style-name="P8">Parece que fue una herramienta que creo microsoft y que hace 9 años y pico fue popular en su momento, parece que fue hecha para programar de manera orientada a objetos, no miré mucho, pero en el ejemplo utilizaban java como ejemplo para ello.</text:p>
      <text:p text:style-name="P8">Hice otra busqueda rápida y parece que en la actualidad ni el propio microsoft utiliza VB.NET (por lo que parece, se llama <text:span text:style-name="T3">Visual Basic</text:span>).</text:p>
      <text:p text:style-name="P2"/>
      <text:p text:style-name="P2"/>
      <text:h text:style-name="Heading_20_1" text:outline-level="1">D. Investigar sobre marcos de diseño: Frameworks</text:h>
      <text:p text:style-name="P2">Framework <text:span text:style-name="T2">Bootstrap</text:span></text:p>
      <text:p text:style-name="P2"/>
      <text:p text:style-name="P2">Ejemplos de sitios web diseñados con el framework Bootstrap, en el siguiente enlace:</text:p>
      <text:p text:style-name="P1"><text:a xlink:type="simple" xlink:href="https://expo.getbootstrap.com/" text:style-name="Internet_20_link" text:visited-style-name="Visited_20_Internet_20_Link"><text:span text:style-name="T1">https://expo.getbootstrap.com/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6T17:37:37.920337207</meta:creation-date>
    <dc:date>2024-01-30T17:28:50.885421190</dc:date>
    <meta:editing-duration>PT21M53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19" meta:word-count="281" meta:character-count="1703" meta:non-whitespace-character-count="1440"/>
  </office:meta>
</office:document-meta>
</file>